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6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Agua 1 (ml)</text:p>
          </table:table-cell>
          <table:table-cell office:value-type="string" calcext:value-type="string">
            <text:p>Agua 2 (ml)</text:p>
          </table:table-cell>
          <table:table-cell office:value-type="string" calcext:value-type="string">
            <text:p>Altura (cm)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Vaso 1</text:p>
          </table:table-cell>
          <table:table-cell office:value-type="string" calcext:value-type="string">
            <text:p>Tipo 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9.8" calcext:value-type="float">
            <text:p>9.8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float" office:value="5.882" calcext:value-type="float">
            <text:p>5.8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.8" calcext:value-type="float">
            <text:p>9.8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9.4" calcext:value-type="float">
            <text:p>9.4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.8" calcext:value-type="float">
            <text:p>11.8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7.4" calcext:value-type="float">
            <text:p>17.4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arambola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arambola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Agua 1 (ml)</text:p>
          </table:table-cell>
          <table:table-cell office:value-type="string" calcext:value-type="string">
            <text:p>Agua 2 (ml)</text:p>
          </table:table-cell>
          <table:table-cell office:value-type="string" calcext:value-type="string">
            <text:p>Porcentaje</text:p>
          </table:table-cell>
          <table:table-cell office:value-type="string" calcext:value-type="string">
            <text:p>Altura (cm)</text:p>
          </table:table-cell>
          <table:table-cell/>
          <table:table-cell office:value-type="string" calcext:value-type="string">
            <text:p>Comentario</text:p>
          </table:table-cell>
          <table:table-cell office:value-type="string" calcext:value-type="string">
            <text:p>Categorí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2]/[.B2]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Se volteó.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$H$2:.$H$51];[.I2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3]/[.B3]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Se volteó.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$H$2:.$H$51];[.I3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4]/[.B4]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Se volteó.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COUNTIF([.$H$2:.$H$51];[.I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2.4" calcext:value-type="float">
            <text:p>32.4</text:p>
          </table:table-cell>
          <table:table-cell table:formula="of:=[.C5]/[.B5]" office:value-type="float" office:value="0.81" calcext:value-type="float">
            <text:p>0.8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Salta poc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COUNTIF([.$H$2:.$H$51];[.I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]/[.B6]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Se volteó.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COUNTIF([.$H$2:.$H$51];[.I6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7]/[.B7]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Se volteó.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COUNTIF([.$H$2:.$H$51];[.I7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]/[.B8]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Se volteó.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COUNTIF([.$H$2:.$H$51];[.I8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]/[.B9]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Se volteó.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COUNTIF([.$H$2:.$H$51];[.I9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]/[.B10]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Se volteó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formula="of:=[.C11]/[.B11]" office:value-type="float" office:value="0.9" calcext:value-type="float">
            <text:p>0.9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Apenas pasó la segunda línea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]/[.B12]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Se volteó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table:formula="of:=[.C13]/[.B13]" office:value-type="float" office:value="0.825" calcext:value-type="float">
            <text:p>0.825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Salta poc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[.C14]/[.B14]" office:value-type="float" office:value="0.875" calcext:value-type="float">
            <text:p>0.875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Pasó la primera líne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table:formula="of:=[.C15]/[.B15]" office:value-type="float" office:value="0.825" calcext:value-type="float">
            <text:p>0.825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Apenas pasó la primera líne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20.5" calcext:value-type="float">
            <text:p>20.5</text:p>
          </table:table-cell>
          <table:table-cell table:formula="of:=[.C16]/[.B16]" office:value-type="float" office:value="0.5125" calcext:value-type="float">
            <text:p>0.5125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Apenas pasó la primera líne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7]/[.B17]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Se volteó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]/[.B18]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Se volteó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[.C19]/[.B19]" office:value-type="float" office:value="0.9" calcext:value-type="float">
            <text:p>0.9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Apenas pasó la segunda línea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43.5" calcext:value-type="float">
            <text:p>43.5</text:p>
          </table:table-cell>
          <table:table-cell table:formula="of:=[.C20]/[.B20]" office:value-type="float" office:value="0.87" calcext:value-type="float">
            <text:p>0.87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Apenas pasó la segunda línea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table:formula="of:=[.C21]/[.B21]" office:value-type="float" office:value="0.84" calcext:value-type="float">
            <text:p>0.84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Apenas pasó la segunda línea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table:formula="of:=[.C22]/[.B22]" office:value-type="float" office:value="0.88" calcext:value-type="float">
            <text:p>0.88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Apenas pasó la segunda línea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formula="of:=[.C23]/[.B23]" office:value-type="float" office:value="0.8" calcext:value-type="float">
            <text:p>0.8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Apenas pasó la segunda línea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table:formula="of:=[.C24]/[.B24]" office:value-type="float" office:value="0.86" calcext:value-type="float">
            <text:p>0.86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Apenas pasó la segunda línea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formula="of:=[.C25]/[.B25]" office:value-type="float" office:value="0.8" calcext:value-type="float">
            <text:p>0.8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Pasó la primera líne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6]/[.B26]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Se volteó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table:formula="of:=[.C27]/[.B27]" office:value-type="float" office:value="0.85" calcext:value-type="float">
            <text:p>0.85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Apenas pasó la tercera línea.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table:formula="of:=[.C28]/[.B28]" office:value-type="float" office:value="0.85" calcext:value-type="float">
            <text:p>0.85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Apenas pasó la tercera línea.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]/[.B29]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Pasó la segunda línea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table:formula="of:=[.C30]/[.B30]" office:value-type="float" office:value="0.883333333333333" calcext:value-type="float">
            <text:p>0.883333333333333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Pasó la segunda línea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table:formula="of:=[.C31]/[.B31]" office:value-type="float" office:value="0.883333333333333" calcext:value-type="float">
            <text:p>0.883333333333333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Apenas pasó la tercera línea.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formula="of:=[.C32]/[.B32]" office:value-type="float" office:value="0.8" calcext:value-type="float">
            <text:p>0.8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No pasó de la primera linea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33.5" calcext:value-type="float">
            <text:p>33.5</text:p>
          </table:table-cell>
          <table:table-cell table:formula="of:=[.C33]/[.B33]" office:value-type="float" office:value="0.8375" calcext:value-type="float">
            <text:p>0.8375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Apenas pasó la segunda línea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table:formula="of:=[.C34]/[.B34]" office:value-type="float" office:value="0.85" calcext:value-type="float">
            <text:p>0.85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Pasó la primera líne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formula="of:=[.C35]/[.B35]" office:value-type="float" office:value="0.95" calcext:value-type="float">
            <text:p>0.95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Pasó la primera líne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[.C36]/[.B36]" office:value-type="float" office:value="0.875" calcext:value-type="float">
            <text:p>0.875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Pasó la segunda línea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formula="of:=[.C37]/[.B37]" office:value-type="float" office:value="0.82" calcext:value-type="float">
            <text:p>0.82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Pasó la segunda línea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table:formula="of:=[.C38]/[.B38]" office:value-type="float" office:value="0.88" calcext:value-type="float">
            <text:p>0.88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Pasó la segunda línea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table:formula="of:=[.C39]/[.B39]" office:value-type="float" office:value="0.86" calcext:value-type="float">
            <text:p>0.86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Pasó la segunda línea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table:formula="of:=[.C40]/[.B40]" office:value-type="float" office:value="0.84" calcext:value-type="float">
            <text:p>0.84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Pasó la segunda línea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table:formula="of:=[.C41]/[.B41]" office:value-type="float" office:value="0.866666666666667" calcext:value-type="float">
            <text:p>0.866666666666667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Apenas pasó la segunda línea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formula="of:=[.C42]/[.B42]" office:value-type="float" office:value="0.833333333333333" calcext:value-type="float">
            <text:p>0.833333333333333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Pasó la primera líne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table:formula="of:=[.C43]/[.B43]" office:value-type="float" office:value="0.85" calcext:value-type="float">
            <text:p>0.85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Pasó la segunda línea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table:formula="of:=[.C44]/[.B44]" office:value-type="float" office:value="0.85" calcext:value-type="float">
            <text:p>0.85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Pasó la primera líne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table:formula="of:=[.C45]/[.B45]" office:value-type="float" office:value="0.766666666666667" calcext:value-type="float">
            <text:p>0.766666666666667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Apenas pasó la segunda línea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table:formula="of:=[.C46]/[.B46]" office:value-type="float" office:value="0.825" calcext:value-type="float">
            <text:p>0.825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Apenas pasó la segunda línea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table:formula="of:=[.C47]/[.B47]" office:value-type="float" office:value="0.725" calcext:value-type="float">
            <text:p>0.725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Apenas pasó la segunda línea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5.5" calcext:value-type="float">
            <text:p>35.5</text:p>
          </table:table-cell>
          <table:table-cell table:formula="of:=[.C48]/[.B48]" office:value-type="float" office:value="0.8875" calcext:value-type="float">
            <text:p>0.8875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Pasó la primera líne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34.5" calcext:value-type="float">
            <text:p>34.5</text:p>
          </table:table-cell>
          <table:table-cell table:formula="of:=[.C49]/[.B49]" office:value-type="float" office:value="0.8625" calcext:value-type="float">
            <text:p>0.8625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Apenas pasó la segunda línea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table:formula="of:=[.C50]/[.B50]" office:value-type="float" office:value="0.84" calcext:value-type="float">
            <text:p>0.84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Pasó la segunda línea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table:formula="of:=[.C51]/[.B51]" office:value-type="float" office:value="0.84" calcext:value-type="float">
            <text:p>0.84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Pasó la segunda línea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Sheet2.A1:Sheet2.H5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1">00/00/0000</text:date>, <text:time style:data-style-name="N2" text:time-value="10:51:35.6912461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9T15:20:26.339528474</meta:creation-date>
    <dc:date>2019-10-21T12:04:31.262602022</dc:date>
    <meta:editing-duration>PT1H20M18S</meta:editing-duration>
    <meta:editing-cycles>3</meta:editing-cycles>
    <meta:generator>LibreOffice/5.3.6.1$Linux_X86_64 LibreOffice_project/30$Build-1</meta:generator>
    <meta:document-statistic meta:table-count="2" meta:cell-count="471" meta:object-count="0"/>
  </office:meta>
</office:document-meta>
</file>